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07c0" officeooo:paragraph-rsid="001407c0"/>
    </style:style>
    <style:style style:name="P2" style:family="paragraph" style:parent-style-name="Standard">
      <style:text-properties fo:font-weight="bold" officeooo:rsid="001fe1a2" officeooo:paragraph-rsid="001fe1a2" style:font-weight-asian="bold" style:font-weight-complex="bold"/>
    </style:style>
    <style:style style:name="P3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4" style:family="paragraph" style:parent-style-name="Standard">
      <style:text-properties fo:font-weight="bold" officeooo:rsid="0022e1fb" officeooo:paragraph-rsid="0022e1fb" style:font-weight-asian="bold" style:font-weight-complex="bold"/>
    </style:style>
    <style:style style:name="P5" style:family="paragraph" style:parent-style-name="Standard">
      <style:text-properties fo:font-weight="bold" officeooo:rsid="00232bf4" officeooo:paragraph-rsid="00232bf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32bf4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32bf4" style:font-style-asian="normal" style:font-weight-asian="normal" style:font-style-complex="normal" style:font-weight-complex="normal"/>
    </style:style>
    <style:style style:name="T7" style:family="text">
      <style:text-properties officeooo:rsid="001fe1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7">3</text:span>L<text:span text:style-name="T7">13</text:span> German</text:p>
      <text:p text:style-name="P1"/>
      <text:p text:style-name="P2">Sports and Leisure activity vocabulary</text:p>
      <text:p text:style-name="P2"/>
      <text:p text:style-name="P2"><text:tab/><text:span text:style-name="T1">to go shopping<text:tab/>einkaufen gehen</text:span></text:p>
      <text:p text:style-name="P2"><text:span text:style-name="T1"><text:tab/>to travel<text:tab/><text:tab/>reisen</text:span></text:p>
      <text:p text:style-name="P2"><text:span text:style-name="T1"><text:tab/>to ride a bike<text:tab/><text:tab/>Fahr</text:span>rad fahren</text:p>
      <text:p text:style-name="P2"><text:span text:style-name="T1"><text:tab/>to watch TV<text:tab/><text:tab/></text:span>fern sehen</text:p>
      <text:p text:style-name="P2"><text:span text:style-name="T1"><text:tab/>to cook<text:tab/><text:tab/>kochen</text:span></text:p>
      <text:p text:style-name="P2"><text:span text:style-name="T1"><text:tab/>to visit friends<text:tab/><text:tab/>Freunde besuchen</text:span></text:p>
      <text:p text:style-name="P2"><text:span text:style-name="T1"><text:tab/>to swim<text:tab/><text:tab/>schwimmen</text:span></text:p>
      <text:p text:style-name="P2"><text:span text:style-name="T1"><text:tab/>to read<text:tab/><text:tab/><text:tab/></text:span>lesen</text:p>
      <text:p text:style-name="P2"><text:span text:style-name="T1"><text:tab/>to take a walk<text:tab/><text:tab/>spazieren gehen</text:span></text:p>
      <text:p text:style-name="P2"><text:span text:style-name="T1"><text:tab/>to play soccer<text:tab/><text:tab/>Fu(ss)ball spielen</text:span></text:p>
      <text:p text:style-name="P2"/>
      <text:p text:style-name="P2">..</text:p>
      <text:p text:style-name="P3"/>
      <text:p text:style-name="P4">Irregular verbs</text:p>
      <text:p text:style-name="P4"/>
      <text:p text:style-name="P4"><text:tab/>lesen:</text:p>
      <text:p text:style-name="P4"><text:tab/><text:tab/><text:span text:style-name="T3">ich<text:tab/><text:tab/></text:span><text:span text:style-name="T5">lese<text:tab/><text:tab/></text:span><text:span text:style-name="T3">wir</text:span><text:span text:style-name="T5"><text:tab/><text:tab/>lesen</text:span></text:p>
      <text:p text:style-name="P4"><text:span text:style-name="T3"><text:tab/><text:tab/>du<text:tab/><text:tab/></text:span><text:span text:style-name="T5">liest<text:tab/><text:tab/></text:span><text:span text:style-name="T3">ihr</text:span><text:span text:style-name="T5"><text:tab/><text:tab/>lest</text:span></text:p>
      <text:p text:style-name="P4"><text:span text:style-name="T3"><text:tab/><text:tab/>er/sie/es<text:tab/></text:span><text:span text:style-name="T5">..</text:span><text:span text:style-name="T3"><text:tab/><text:tab/>sie, Sie</text:span><text:span text:style-name="T5"><text:tab/><text:tab/>lesen</text:span></text:p>
      <text:p text:style-name="P4"/>
      <text:p text:style-name="P4"><text:tab/>fern sehen:</text:p>
      <text:p text:style-name="P4"><text:tab/><text:tab/><text:span text:style-name="T4">ich<text:tab/><text:tab/></text:span><text:span text:style-name="T6">sehe fern<text:tab/></text:span><text:span text:style-name="T4">wir<text:tab/><text:tab/></text:span><text:span text:style-name="T6">sehen fern</text:span></text:p>
      <text:p text:style-name="P4"><text:span text:style-name="T4"><text:tab/><text:tab/>du<text:tab/><text:tab/></text:span><text:span text:style-name="T6">siehst fern<text:tab/></text:span><text:span text:style-name="T4">ihr<text:tab/><text:tab/></text:span><text:span text:style-name="T6">seht fern</text:span><text:span text:style-name="T4"><text:tab/><text:tab/></text:span></text:p>
      <text:p text:style-name="P4"><text:span text:style-name="T4"><text:tab/><text:tab/>er/sie/es<text:tab/></text:span><text:span text:style-name="T6">sieht fern<text:tab/></text:span><text:span text:style-name="T4">sie, Sie</text:span><text:span text:style-name="T6"><text:tab/><text:tab/>sehen fern</text:span></text:p>
      <text:p text:style-name="P4"/>
      <text:p text:style-name="P4"><text:tab/>Rad fahren:</text:p>
      <text:p text:style-name="P4"><text:tab/><text:tab/><text:span text:style-name="T4">ich<text:tab/><text:tab/></text:span><text:span text:style-name="T6">fahre<text:tab/><text:tab/>wir<text:tab/><text:tab/>fahren</text:span></text:p>
      <text:p text:style-name="P4"><text:span text:style-name="T4"><text:tab/><text:tab/>du<text:tab/><text:tab/></text:span><text:span text:style-name="T6">f(a)hrst<text:tab/><text:tab/>ihr<text:tab/><text:tab/>fahrt</text:span></text:p>
      <text:p text:style-name="P5"><text:tab/><text:tab/><text:span text:style-name="T3">er/sie/es<text:tab/></text:span><text:span text:style-name="T5">f(a)hrt<text:tab/><text:tab/></text:span><text:span text:style-name="T3">sie, Sie<text:tab/><text:tab/></text:span><text:span text:style-name="T5">fahren</text:span></text:p>
      <text:p text:style-name="P4"/>
      <text:p text:style-name="P4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1-13T11:50:30.203631094</dc:date>
    <meta:editing-duration>PT1H44M23S</meta:editing-duration>
    <meta:editing-cycles>11</meta:editing-cycles>
    <meta:generator>LibreOffice/4.4.5.2$Linux_X86_64 LibreOffice_project/40$Build-2</meta:generator>
    <meta:document-statistic meta:table-count="0" meta:image-count="0" meta:object-count="0" meta:page-count="1" meta:paragraph-count="27" meta:word-count="105" meta:character-count="630" meta:non-whitespace-character-count="488"/>
  </office:meta>
</office:document-meta>
</file>